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shapes>
          <draw:frame draw:z-index="1" draw:id="id0" draw:style-name="a0" draw:name="Chart 1" svg:x="0in" svg:y="7.63886in" svg:width="16.02283in" svg:height="6.2342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9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lambda1</text:p>
          </table:table-cell>
          <table:table-cell office:value-type="string" table:style-name="ce1">
            <text:p>lambda2</text:p>
          </table:table-cell>
          <table:table-cell office:value-type="string" table:style-name="ce1">
            <text:p><text:s text:c="2"/>„i” ... c-1</text:p>
          </table:table-cell>
          <table:table-cell office:value-type="float" office:value="0" table:style-name="ce2">
            <text:p>,000000</text:p>
          </table:table-cell>
          <table:table-cell office:value-type="float" office:value="1" table:style-name="ce2">
            <text:p>1,000000</text:p>
          </table:table-cell>
          <table:table-cell office:value-type="float" office:value="2" table:style-name="ce2">
            <text:p>2,000000</text:p>
          </table:table-cell>
          <table:table-cell office:value-type="float" office:value="3" table:style-name="ce2">
            <text:p>3,000000</text:p>
          </table:table-cell>
          <table:table-cell office:value-type="string" table:style-name="ce2">
            <text:p>suma</text:p>
          </table:table-cell>
          <table:table-cell office:value-type="string" table:style-name="ce2">
            <text:p>od k=0 do m-m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3">
            <text:p>4,0000</text:p>
          </table:table-cell>
          <table:table-cell office:value-type="string" table:style-name="ce3">
            <text:p>suma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_i</text:p>
          </table:table-cell>
          <table:table-cell office:value-type="float" office:value="1" table:formula="of:=(([.$E2]+[.$F2])^[.H$1])/(FACT([.H$1])*10^[.H$1])" table:style-name="ce2">
            <text:p>1,000000</text:p>
          </table:table-cell>
          <table:table-cell office:value-type="float" office:value="0.6" table:formula="of:=(([.$E2]+[.$F2])^[.I$1])/(FACT([.I$1])*10^[.I$1])" table:style-name="ce2">
            <text:p>,600000</text:p>
          </table:table-cell>
          <table:table-cell office:value-type="float" office:value="0.18" table:formula="of:=(([.$E2]+[.$F2])^[.J$1])/(FACT([.J$1])*10^[.J$1])" table:style-name="ce2">
            <text:p>,180000</text:p>
          </table:table-cell>
          <table:table-cell office:value-type="float" office:value="3.5999999999999997E-2" table:formula="of:=(([.$E2]+[.$F2])^[.K$1])/(FACT([.K$1])*10^[.K$1])" table:style-name="ce2">
            <text:p>,036000</text:p>
          </table:table-cell>
          <table:table-cell office:value-type="float" office:value="1.8160000000000001" table:formula="of:=SUM([.H2:.K2])" table:style-name="ce2">
            <text:p>1,816000</text:p>
          </table:table-cell>
          <table:table-cell office:value-type="string" table:style-name="ce2">
            <text:p>g2/c^k</text:p>
          </table:table-cell>
          <table:table-cell office:value-type="float" office:value="1" table:formula="of:=([.$F12]/4)^[.N$1]" table:style-name="ce1">
            <text:p>1</text:p>
          </table:table-cell>
          <table:table-cell office:value-type="float" office:value="0.1" table:formula="of:=([.$F12]/4)^[.O$1]" table:style-name="ce1">
            <text:p>0,1</text:p>
          </table:table-cell>
          <table:table-cell office:value-type="float" office:value="1.0000000000000002E-2" table:formula="of:=([.$F12]/4)^[.P$1]" table:style-name="ce1">
            <text:p>0,01</text:p>
          </table:table-cell>
          <table:table-cell office:value-type="float" office:value="1.0000000000000002E-3" table:formula="of:=([.$F12]/4)^[.Q$1]" table:style-name="ce1">
            <text:p>0,001</text:p>
          </table:table-cell>
          <table:table-cell office:value-type="float" office:value="1.0000000000000005E-4" table:formula="of:=([.$F12]/4)^[.R$1]" table:style-name="ce1">
            <text:p>0,0001</text:p>
          </table:table-cell>
          <table:table-cell office:value-type="float" office:value="1.1111" table:formula="of:=SUM([.N2:.R2])" table:style-name="ce3">
            <text:p>1,1111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" table:formula="of:=(([.$E3]+[.$F3])^[.H$1])/(FACT([.H$1])*10^[.H$1])" table:style-name="ce2">
            <text:p>1,000000</text:p>
          </table:table-cell>
          <table:table-cell office:value-type="float" office:value="1.2" table:formula="of:=(([.$E3]+[.$F3])^[.I$1])/(FACT([.I$1])*10^[.I$1])" table:style-name="ce2">
            <text:p>1,200000</text:p>
          </table:table-cell>
          <table:table-cell office:value-type="float" office:value="0.72" table:formula="of:=(([.$E3]+[.$F3])^[.J$1])/(FACT([.J$1])*10^[.J$1])" table:style-name="ce2">
            <text:p>,720000</text:p>
          </table:table-cell>
          <table:table-cell office:value-type="float" office:value="0.28799999999999998" table:formula="of:=(([.$E3]+[.$F3])^[.K$1])/(FACT([.K$1])*10^[.K$1])" table:style-name="ce2">
            <text:p>,288000</text:p>
          </table:table-cell>
          <table:table-cell office:value-type="float" office:value="3.2079999999999997" table:formula="of:=SUM([.H3:.K3])" table:style-name="ce2">
            <text:p>3,208000</text:p>
          </table:table-cell>
          <table:table-cell table:style-name="ce2"/>
          <table:table-cell office:value-type="float" office:value="1" table:formula="of:=([.$F13]/4)^[.N$1]" table:style-name="ce1">
            <text:p>1</text:p>
          </table:table-cell>
          <table:table-cell office:value-type="float" office:value="0.2" table:formula="of:=([.$F13]/4)^[.O$1]" table:style-name="ce1">
            <text:p>0,2</text:p>
          </table:table-cell>
          <table:table-cell office:value-type="float" office:value="4.0000000000000008E-2" table:formula="of:=([.$F13]/4)^[.P$1]" table:style-name="ce1">
            <text:p>0,04</text:p>
          </table:table-cell>
          <table:table-cell office:value-type="float" office:value="8.0000000000000019E-3" table:formula="of:=([.$F13]/4)^[.Q$1]" table:style-name="ce1">
            <text:p>0,008</text:p>
          </table:table-cell>
          <table:table-cell office:value-type="float" office:value="1.6000000000000007E-3" table:formula="of:=([.$F13]/4)^[.R$1]" table:style-name="ce1">
            <text:p>0,0016</text:p>
          </table:table-cell>
          <table:table-cell office:value-type="float" office:value="1.2496" table:formula="of:=SUM([.N3:.R3])" table:style-name="ce3">
            <text:p>1,2496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" table:formula="of:=(([.$E4]+[.$F4])^[.H$1])/(FACT([.H$1])*10^[.H$1])" table:style-name="ce2">
            <text:p>1,000000</text:p>
          </table:table-cell>
          <table:table-cell office:value-type="float" office:value="1.8" table:formula="of:=(([.$E4]+[.$F4])^[.I$1])/(FACT([.I$1])*10^[.I$1])" table:style-name="ce2">
            <text:p>1,800000</text:p>
          </table:table-cell>
          <table:table-cell office:value-type="float" office:value="1.62" table:formula="of:=(([.$E4]+[.$F4])^[.J$1])/(FACT([.J$1])*10^[.J$1])" table:style-name="ce2">
            <text:p>1,620000</text:p>
          </table:table-cell>
          <table:table-cell office:value-type="float" office:value="0.97199999999999998" table:formula="of:=(([.$E4]+[.$F4])^[.K$1])/(FACT([.K$1])*10^[.K$1])" table:style-name="ce2">
            <text:p>,972000</text:p>
          </table:table-cell>
          <table:table-cell office:value-type="float" office:value="5.3919999999999995" table:formula="of:=SUM([.H4:.K4])" table:style-name="ce2">
            <text:p>5,392000</text:p>
          </table:table-cell>
          <table:table-cell table:style-name="ce2"/>
          <table:table-cell office:value-type="float" office:value="1" table:formula="of:=([.$F14]/4)^[.N$1]" table:style-name="ce1">
            <text:p>1</text:p>
          </table:table-cell>
          <table:table-cell office:value-type="float" office:value="0.3" table:formula="of:=([.$F14]/4)^[.O$1]" table:style-name="ce1">
            <text:p>0,3</text:p>
          </table:table-cell>
          <table:table-cell office:value-type="float" office:value="0.09" table:formula="of:=([.$F14]/4)^[.P$1]" table:style-name="ce1">
            <text:p>0,09</text:p>
          </table:table-cell>
          <table:table-cell office:value-type="float" office:value="2.7E-2" table:formula="of:=([.$F14]/4)^[.Q$1]" table:style-name="ce1">
            <text:p>0,027</text:p>
          </table:table-cell>
          <table:table-cell office:value-type="float" office:value="8.0999999999999996E-3" table:formula="of:=([.$F14]/4)^[.R$1]" table:style-name="ce1">
            <text:p>0,0081</text:p>
          </table:table-cell>
          <table:table-cell office:value-type="float" office:value="1.4251" table:formula="of:=SUM([.N4:.R4])" table:style-name="ce3">
            <text:p>1,4251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" table:formula="of:=(([.$E5]+[.$F5])^[.H$1])/(FACT([.H$1])*10^[.H$1])" table:style-name="ce2">
            <text:p>1,000000</text:p>
          </table:table-cell>
          <table:table-cell office:value-type="float" office:value="2.4" table:formula="of:=(([.$E5]+[.$F5])^[.I$1])/(FACT([.I$1])*10^[.I$1])" table:style-name="ce2">
            <text:p>2,400000</text:p>
          </table:table-cell>
          <table:table-cell office:value-type="float" office:value="2.88" table:formula="of:=(([.$E5]+[.$F5])^[.J$1])/(FACT([.J$1])*10^[.J$1])" table:style-name="ce2">
            <text:p>2,880000</text:p>
          </table:table-cell>
          <table:table-cell office:value-type="float" office:value="2.3039999999999998" table:formula="of:=(([.$E5]+[.$F5])^[.K$1])/(FACT([.K$1])*10^[.K$1])" table:style-name="ce2">
            <text:p>2,304000</text:p>
          </table:table-cell>
          <table:table-cell office:value-type="float" office:value="8.5839999999999996" table:formula="of:=SUM([.H5:.K5])" table:style-name="ce2">
            <text:p>8,584000</text:p>
          </table:table-cell>
          <table:table-cell table:style-name="ce2"/>
          <table:table-cell office:value-type="float" office:value="1" table:formula="of:=([.$F15]/4)^[.N$1]" table:style-name="ce1">
            <text:p>1</text:p>
          </table:table-cell>
          <table:table-cell office:value-type="float" office:value="0.4" table:formula="of:=([.$F15]/4)^[.O$1]" table:style-name="ce1">
            <text:p>0,4</text:p>
          </table:table-cell>
          <table:table-cell office:value-type="float" office:value="0.16000000000000003" table:formula="of:=([.$F15]/4)^[.P$1]" table:style-name="ce1">
            <text:p>0,16</text:p>
          </table:table-cell>
          <table:table-cell office:value-type="float" office:value="6.4000000000000015E-2" table:formula="of:=([.$F15]/4)^[.Q$1]" table:style-name="ce1">
            <text:p>0,064</text:p>
          </table:table-cell>
          <table:table-cell office:value-type="float" office:value="2.5600000000000012E-2" table:formula="of:=([.$F15]/4)^[.R$1]" table:style-name="ce1">
            <text:p>0,0256</text:p>
          </table:table-cell>
          <table:table-cell office:value-type="float" office:value="1.6496000000000002" table:formula="of:=SUM([.N5:.R5])" table:style-name="ce3">
            <text:p>1,6496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formula="of:=(([.$E6]+[.$F6])^[.H$1])/(FACT([.H$1])*10^[.H$1])" table:style-name="ce2">
            <text:p>1,000000</text:p>
          </table:table-cell>
          <table:table-cell office:value-type="float" office:value="3" table:formula="of:=(([.$E6]+[.$F6])^[.I$1])/(FACT([.I$1])*10^[.I$1])" table:style-name="ce2">
            <text:p>3,000000</text:p>
          </table:table-cell>
          <table:table-cell office:value-type="float" office:value="4.5" table:formula="of:=(([.$E6]+[.$F6])^[.J$1])/(FACT([.J$1])*10^[.J$1])" table:style-name="ce2">
            <text:p>4,500000</text:p>
          </table:table-cell>
          <table:table-cell office:value-type="float" office:value="4.5" table:formula="of:=(([.$E6]+[.$F6])^[.K$1])/(FACT([.K$1])*10^[.K$1])" table:style-name="ce2">
            <text:p>4,500000</text:p>
          </table:table-cell>
          <table:table-cell office:value-type="float" office:value="13" table:formula="of:=SUM([.H6:.K6])" table:style-name="ce2">
            <text:p>13,000000</text:p>
          </table:table-cell>
          <table:table-cell table:style-name="ce2"/>
          <table:table-cell office:value-type="float" office:value="1" table:formula="of:=([.$F16]/4)^[.N$1]" table:style-name="ce1">
            <text:p>1</text:p>
          </table:table-cell>
          <table:table-cell office:value-type="float" office:value="0.5" table:formula="of:=([.$F16]/4)^[.O$1]" table:style-name="ce1">
            <text:p>0,5</text:p>
          </table:table-cell>
          <table:table-cell office:value-type="float" office:value="0.25" table:formula="of:=([.$F16]/4)^[.P$1]" table:style-name="ce1">
            <text:p>0,25</text:p>
          </table:table-cell>
          <table:table-cell office:value-type="float" office:value="0.125" table:formula="of:=([.$F16]/4)^[.Q$1]" table:style-name="ce1">
            <text:p>0,125</text:p>
          </table:table-cell>
          <table:table-cell office:value-type="float" office:value="6.25E-2" table:formula="of:=([.$F16]/4)^[.R$1]" table:style-name="ce1">
            <text:p>0,0625</text:p>
          </table:table-cell>
          <table:table-cell office:value-type="float" office:value="1.9375" table:formula="of:=SUM([.N6:.R6])" table:style-name="ce3">
            <text:p>1,9375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" table:formula="of:=(([.$E7]+[.$F7])^[.H$1])/(FACT([.H$1])*10^[.H$1])" table:style-name="ce2">
            <text:p>1,000000</text:p>
          </table:table-cell>
          <table:table-cell office:value-type="float" office:value="3.6" table:formula="of:=(([.$E7]+[.$F7])^[.I$1])/(FACT([.I$1])*10^[.I$1])" table:style-name="ce2">
            <text:p>3,600000</text:p>
          </table:table-cell>
          <table:table-cell office:value-type="float" office:value="6.48" table:formula="of:=(([.$E7]+[.$F7])^[.J$1])/(FACT([.J$1])*10^[.J$1])" table:style-name="ce2">
            <text:p>6,480000</text:p>
          </table:table-cell>
          <table:table-cell office:value-type="float" office:value="7.7759999999999998" table:formula="of:=(([.$E7]+[.$F7])^[.K$1])/(FACT([.K$1])*10^[.K$1])" table:style-name="ce2">
            <text:p>7,776000</text:p>
          </table:table-cell>
          <table:table-cell office:value-type="float" office:value="18.856000000000002" table:formula="of:=SUM([.H7:.K7])" table:style-name="ce2">
            <text:p>18,856000</text:p>
          </table:table-cell>
          <table:table-cell table:style-name="ce2"/>
          <table:table-cell office:value-type="float" office:value="1" table:formula="of:=([.$F17]/4)^[.N$1]" table:style-name="ce1">
            <text:p>1</text:p>
          </table:table-cell>
          <table:table-cell office:value-type="float" office:value="0.6" table:formula="of:=([.$F17]/4)^[.O$1]" table:style-name="ce1">
            <text:p>0,6</text:p>
          </table:table-cell>
          <table:table-cell office:value-type="float" office:value="0.36" table:formula="of:=([.$F17]/4)^[.P$1]" table:style-name="ce1">
            <text:p>0,36</text:p>
          </table:table-cell>
          <table:table-cell office:value-type="float" office:value="0.216" table:formula="of:=([.$F17]/4)^[.Q$1]" table:style-name="ce1">
            <text:p>0,216</text:p>
          </table:table-cell>
          <table:table-cell office:value-type="float" office:value="0.12959999999999999" table:formula="of:=([.$F17]/4)^[.R$1]" table:style-name="ce1">
            <text:p>0,1296</text:p>
          </table:table-cell>
          <table:table-cell office:value-type="float" office:value="2.3056000000000001" table:formula="of:=SUM([.N7:.R7])" table:style-name="ce3">
            <text:p>2,3056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" table:formula="of:=(([.$E8]+[.$F8])^[.H$1])/(FACT([.H$1])*10^[.H$1])" table:style-name="ce2">
            <text:p>1,000000</text:p>
          </table:table-cell>
          <table:table-cell office:value-type="float" office:value="4.2" table:formula="of:=(([.$E8]+[.$F8])^[.I$1])/(FACT([.I$1])*10^[.I$1])" table:style-name="ce2">
            <text:p>4,200000</text:p>
          </table:table-cell>
          <table:table-cell office:value-type="float" office:value="8.82" table:formula="of:=(([.$E8]+[.$F8])^[.J$1])/(FACT([.J$1])*10^[.J$1])" table:style-name="ce2">
            <text:p>8,820000</text:p>
          </table:table-cell>
          <table:table-cell office:value-type="float" office:value="12.348000000000001" table:formula="of:=(([.$E8]+[.$F8])^[.K$1])/(FACT([.K$1])*10^[.K$1])" table:style-name="ce2">
            <text:p>12,348000</text:p>
          </table:table-cell>
          <table:table-cell office:value-type="float" office:value="26.368000000000002" table:formula="of:=SUM([.H8:.K8])" table:style-name="ce2">
            <text:p>26,368000</text:p>
          </table:table-cell>
          <table:table-cell table:style-name="ce2"/>
          <table:table-cell office:value-type="float" office:value="1" table:formula="of:=([.$F18]/4)^[.N$1]" table:style-name="ce1">
            <text:p>1</text:p>
          </table:table-cell>
          <table:table-cell office:value-type="float" office:value="0.7" table:formula="of:=([.$F18]/4)^[.O$1]" table:style-name="ce1">
            <text:p>0,7</text:p>
          </table:table-cell>
          <table:table-cell office:value-type="float" office:value="0.48999999999999994" table:formula="of:=([.$F18]/4)^[.P$1]" table:style-name="ce1">
            <text:p>0,49</text:p>
          </table:table-cell>
          <table:table-cell office:value-type="float" office:value="0.34299999999999992" table:formula="of:=([.$F18]/4)^[.Q$1]" table:style-name="ce1">
            <text:p>0,343</text:p>
          </table:table-cell>
          <table:table-cell office:value-type="float" office:value="0.24009999999999992" table:formula="of:=([.$F18]/4)^[.R$1]" table:style-name="ce1">
            <text:p>0,2401</text:p>
          </table:table-cell>
          <table:table-cell office:value-type="float" office:value="2.7730999999999999" table:formula="of:=SUM([.N8:.R8])" table:style-name="ce3">
            <text:p>2,7731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7" table:style-name="ce1"/>
          <table:table-cell table:number-columns-repeated="6" table:style-name="ce2"/>
          <table:table-cell table:number-columns-repeated="5" table:style-name="ce1"/>
          <table:table-cell table:number-columns-repeated="4" table:style-name="ce3"/>
          <table:table-cell table:number-columns-repeated="16362"/>
        </table:table-row>
        <table:table-row table:style-name="ro1">
          <table:table-cell table:number-columns-repeated="7" table:style-name="ce1"/>
          <table:table-cell table:number-columns-repeated="6" table:style-name="ce2"/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office:value-type="string" table:style-name="ce1">
            <text:p>lambda</text:p>
          </table:table-cell>
          <table:table-cell office:value-type="string" table:style-name="ce1">
            <text:p>(g/c)^m1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&gt;c/c!</text:p>
          </table:table-cell>
          <table:table-cell table:style-name="ce2"/>
          <table:table-cell office:value-type="string" table:style-name="ce2">
            <text:p>od j=0 dom1-1</text:p>
          </table:table-cell>
          <table:table-cell office:value-type="float" office:value="0" table:style-name="ce2">
            <text:p>,000000</text:p>
          </table:table-cell>
          <table:table-cell office:value-type="float" office:value="1" table:style-name="ce2">
            <text:p>1,000000</text:p>
          </table:table-cell>
          <table:table-cell office:value-type="float" office:value="2" table:style-name="ce2">
            <text:p>2,000000</text:p>
          </table:table-cell>
          <table:table-cell office:value-type="float" office:value="3" table:style-name="ce2">
            <text:p>3,00000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suma</text:p>
          </table:table-cell>
          <table:table-cell table:number-columns-repeated="4" table:style-name="ce3"/>
          <table:table-cell table:number-columns-repeated="16362"/>
        </table:table-row>
        <table:table-row table:style-name="ro1">
          <table:table-cell office:value-type="float" office:value="6" table:formula="of:=[.E2]+[.F2]" table:style-name="ce1">
            <text:p>6</text:p>
          </table:table-cell>
          <table:table-cell office:value-type="float" office:value="5.0624999999999997E-4" table:formula="of:=([.D12]/4)^4" table:style-name="ce1">
            <text:p>0,00050625</text:p>
          </table:table-cell>
          <table:table-cell table:style-name="ce1"/>
          <table:table-cell office:value-type="float" office:value="0.6" table:formula="of:=([.E2]+[.F2])/[.$D$2]" table:style-name="ce1">
            <text:p>0,6</text:p>
          </table:table-cell>
          <table:table-cell office:value-type="float" office:value="0.2" table:formula="of:=[.E2]/[.$D$2]" table:style-name="ce1">
            <text:p>0,2</text:p>
          </table:table-cell>
          <table:table-cell office:value-type="float" office:value="0.4" table:formula="of:=[.F2]/[.$D$2]" table:style-name="ce1">
            <text:p>0,4</text:p>
          </table:table-cell>
          <table:table-cell office:value-type="float" office:value="5.3999999999999994E-3" table:formula="of:=([.D12]^4)/(FACT(4))" table:style-name="ce1">
            <text:p>0,0054</text:p>
          </table:table-cell>
          <table:table-cell table:style-name="ce2"/>
          <table:table-cell office:value-type="string" table:style-name="ce2">
            <text:p>(g/c)^j</text:p>
          </table:table-cell>
          <table:table-cell office:value-type="float" office:value="1" table:formula="of:=([.$D12]/4)^[.J$11]" table:style-name="ce2">
            <text:p>1,000000</text:p>
          </table:table-cell>
          <table:table-cell office:value-type="float" office:value="0.15" table:formula="of:=([.$D12]/4)^[.K$11]" table:style-name="ce2">
            <text:p>,150000</text:p>
          </table:table-cell>
          <table:table-cell office:value-type="float" office:value="2.2499999999999999E-2" table:formula="of:=([.$D12]/4)^[.L$11]" table:style-name="ce2">
            <text:p>,022500</text:p>
          </table:table-cell>
          <table:table-cell office:value-type="float" office:value="3.375E-3" table:formula="of:=([.$D12]/4)^[.M$11]" table:style-name="ce2">
            <text:p>,003375</text:p>
          </table:table-cell>
          <table:table-cell office:value-type="float" office:value="5.0624999999999997E-4" table:formula="of:=([.$D12]/4)^[.N$11]" table:style-name="ce1">
            <text:p>0,00050625</text:p>
          </table:table-cell>
          <table:table-cell office:value-type="float" office:value="7.5937499999999996E-5" table:formula="of:=([.$D12]/4)^[.O$11]" table:style-name="ce1">
            <text:p>7,59375E-05</text:p>
          </table:table-cell>
          <table:table-cell office:value-type="float" office:value="1.1390624999999999E-5" table:formula="of:=([.$D12]/4)^[.P$11]" table:style-name="ce1">
            <text:p>1,13906E-05</text:p>
          </table:table-cell>
          <table:table-cell office:value-type="float" office:value="1.7085937499999998E-6" table:formula="of:=([.$D12]/4)^[.Q$11]" table:style-name="ce1">
            <text:p>1,70859E-06</text:p>
          </table:table-cell>
          <table:table-cell office:value-type="float" office:value="1.1764702867187498" table:formula="of:=SUM([.J12:.Q12])" table:style-name="ce3">
            <text:p>1,1765</text:p>
          </table:table-cell>
          <table:table-cell table:number-columns-repeated="4" table:style-name="ce3"/>
          <table:table-cell table:number-columns-repeated="16362"/>
        </table:table-row>
        <table:table-row table:style-name="ro1">
          <table:table-cell office:value-type="float" office:value="12" table:formula="of:=[.E3]+[.F3]" table:style-name="ce1">
            <text:p>12</text:p>
          </table:table-cell>
          <table:table-cell office:value-type="float" office:value="8.0999999999999996E-3" table:formula="of:=([.D13]/4)^4" table:style-name="ce1">
            <text:p>0,0081</text:p>
          </table:table-cell>
          <table:table-cell table:style-name="ce1"/>
          <table:table-cell office:value-type="float" office:value="1.2" table:formula="of:=([.E3]+[.F3])/[.$D$2]" table:style-name="ce1">
            <text:p>1,2</text:p>
          </table:table-cell>
          <table:table-cell office:value-type="float" office:value="0.4" table:formula="of:=[.E3]/[.$D$2]" table:style-name="ce1">
            <text:p>0,4</text:p>
          </table:table-cell>
          <table:table-cell office:value-type="float" office:value="0.8" table:formula="of:=[.F3]/[.$D$2]" table:style-name="ce1">
            <text:p>0,8</text:p>
          </table:table-cell>
          <table:table-cell office:value-type="float" office:value="8.6399999999999991E-2" table:formula="of:=([.D13]^4)/(FACT(4))" table:style-name="ce1">
            <text:p>0,0864</text:p>
          </table:table-cell>
          <table:table-cell table:number-columns-repeated="2" table:style-name="ce2"/>
          <table:table-cell office:value-type="float" office:value="1" table:formula="of:=([.$D13]/4)^[.J$11]" table:style-name="ce2">
            <text:p>1,000000</text:p>
          </table:table-cell>
          <table:table-cell office:value-type="float" office:value="0.3" table:formula="of:=([.$D13]/4)^[.K$11]" table:style-name="ce2">
            <text:p>,300000</text:p>
          </table:table-cell>
          <table:table-cell office:value-type="float" office:value="0.09" table:formula="of:=([.$D13]/4)^[.L$11]" table:style-name="ce2">
            <text:p>,090000</text:p>
          </table:table-cell>
          <table:table-cell office:value-type="float" office:value="2.7E-2" table:formula="of:=([.$D13]/4)^[.M$11]" table:style-name="ce2">
            <text:p>,027000</text:p>
          </table:table-cell>
          <table:table-cell office:value-type="float" office:value="8.0999999999999996E-3" table:formula="of:=([.$D13]/4)^[.N$11]" table:style-name="ce1">
            <text:p>0,0081</text:p>
          </table:table-cell>
          <table:table-cell office:value-type="float" office:value="2.4299999999999999E-3" table:formula="of:=([.$D13]/4)^[.O$11]" table:style-name="ce1">
            <text:p>0,00243</text:p>
          </table:table-cell>
          <table:table-cell office:value-type="float" office:value="7.2899999999999994E-4" table:formula="of:=([.$D13]/4)^[.P$11]" table:style-name="ce1">
            <text:p>0,000729</text:p>
          </table:table-cell>
          <table:table-cell office:value-type="float" office:value="2.1869999999999998E-4" table:formula="of:=([.$D13]/4)^[.Q$11]" table:style-name="ce1">
            <text:p>0,0002187</text:p>
          </table:table-cell>
          <table:table-cell office:value-type="float" office:value="1.4284777" table:formula="of:=SUM([.J13:.Q13])" table:style-name="ce3">
            <text:p>1,4285</text:p>
          </table:table-cell>
          <table:table-cell table:number-columns-repeated="4" table:style-name="ce3"/>
          <table:table-cell table:number-columns-repeated="16362"/>
        </table:table-row>
        <table:table-row table:style-name="ro1">
          <table:table-cell office:value-type="float" office:value="18" table:formula="of:=[.E4]+[.F4]" table:style-name="ce1">
            <text:p>18</text:p>
          </table:table-cell>
          <table:table-cell office:value-type="float" office:value="4.1006250000000008E-2" table:formula="of:=([.D14]/4)^4" table:style-name="ce1">
            <text:p>0,04100625</text:p>
          </table:table-cell>
          <table:table-cell table:style-name="ce1"/>
          <table:table-cell office:value-type="float" office:value="1.8" table:formula="of:=([.E4]+[.F4])/[.$D$2]" table:style-name="ce1">
            <text:p>1,8</text:p>
          </table:table-cell>
          <table:table-cell office:value-type="float" office:value="0.6" table:formula="of:=[.E4]/[.$D$2]" table:style-name="ce1">
            <text:p>0,6</text:p>
          </table:table-cell>
          <table:table-cell office:value-type="float" office:value="1.2" table:formula="of:=[.F4]/[.$D$2]" table:style-name="ce1">
            <text:p>1,2</text:p>
          </table:table-cell>
          <table:table-cell office:value-type="float" office:value="0.43740000000000007" table:formula="of:=([.D14]^4)/(FACT(4))" table:style-name="ce1">
            <text:p>0,4374</text:p>
          </table:table-cell>
          <table:table-cell table:number-columns-repeated="2" table:style-name="ce2"/>
          <table:table-cell office:value-type="float" office:value="1" table:formula="of:=([.$D14]/4)^[.J$11]" table:style-name="ce2">
            <text:p>1,000000</text:p>
          </table:table-cell>
          <table:table-cell office:value-type="float" office:value="0.45" table:formula="of:=([.$D14]/4)^[.K$11]" table:style-name="ce2">
            <text:p>,450000</text:p>
          </table:table-cell>
          <table:table-cell office:value-type="float" office:value="0.20250000000000001" table:formula="of:=([.$D14]/4)^[.L$11]" table:style-name="ce2">
            <text:p>,202500</text:p>
          </table:table-cell>
          <table:table-cell office:value-type="float" office:value="9.1125000000000012E-2" table:formula="of:=([.$D14]/4)^[.M$11]" table:style-name="ce2">
            <text:p>,091125</text:p>
          </table:table-cell>
          <table:table-cell office:value-type="float" office:value="4.1006250000000008E-2" table:formula="of:=([.$D14]/4)^[.N$11]" table:style-name="ce1">
            <text:p>0,04100625</text:p>
          </table:table-cell>
          <table:table-cell office:value-type="float" office:value="1.8452812500000006E-2" table:formula="of:=([.$D14]/4)^[.O$11]" table:style-name="ce1">
            <text:p>0,018452813</text:p>
          </table:table-cell>
          <table:table-cell office:value-type="float" office:value="8.3037656250000026E-3" table:formula="of:=([.$D14]/4)^[.P$11]" table:style-name="ce1">
            <text:p>0,008303766</text:p>
          </table:table-cell>
          <table:table-cell office:value-type="float" office:value="3.7366945312500011E-3" table:formula="of:=([.$D14]/4)^[.Q$11]" table:style-name="ce1">
            <text:p>0,003736695</text:p>
          </table:table-cell>
          <table:table-cell office:value-type="float" office:value="1.8151245226562498" table:formula="of:=SUM([.J14:.Q14])" table:style-name="ce3">
            <text:p>1,8151</text:p>
          </table:table-cell>
          <table:table-cell table:number-columns-repeated="4" table:style-name="ce3"/>
          <table:table-cell table:number-columns-repeated="16362"/>
        </table:table-row>
        <table:table-row table:style-name="ro1">
          <table:table-cell office:value-type="float" office:value="24" table:formula="of:=[.E5]+[.F5]" table:style-name="ce1">
            <text:p>24</text:p>
          </table:table-cell>
          <table:table-cell office:value-type="float" office:value="0.12959999999999999" table:formula="of:=([.D15]/4)^4" table:style-name="ce1">
            <text:p>0,1296</text:p>
          </table:table-cell>
          <table:table-cell table:style-name="ce1"/>
          <table:table-cell office:value-type="float" office:value="2.4" table:formula="of:=([.E5]+[.F5])/[.$D$2]" table:style-name="ce1">
            <text:p>2,4</text:p>
          </table:table-cell>
          <table:table-cell office:value-type="float" office:value="0.8" table:formula="of:=[.E5]/[.$D$2]" table:style-name="ce1">
            <text:p>0,8</text:p>
          </table:table-cell>
          <table:table-cell office:value-type="float" office:value="1.6" table:formula="of:=[.F5]/[.$D$2]" table:style-name="ce1">
            <text:p>1,6</text:p>
          </table:table-cell>
          <table:table-cell office:value-type="float" office:value="1.3823999999999999" table:formula="of:=([.D15]^4)/(FACT(4))" table:style-name="ce1">
            <text:p>1,3824</text:p>
          </table:table-cell>
          <table:table-cell table:number-columns-repeated="2" table:style-name="ce2"/>
          <table:table-cell office:value-type="float" office:value="1" table:formula="of:=([.$D15]/4)^[.J$11]" table:style-name="ce2">
            <text:p>1,000000</text:p>
          </table:table-cell>
          <table:table-cell office:value-type="float" office:value="0.6" table:formula="of:=([.$D15]/4)^[.K$11]" table:style-name="ce2">
            <text:p>,600000</text:p>
          </table:table-cell>
          <table:table-cell office:value-type="float" office:value="0.36" table:formula="of:=([.$D15]/4)^[.L$11]" table:style-name="ce2">
            <text:p>,360000</text:p>
          </table:table-cell>
          <table:table-cell office:value-type="float" office:value="0.216" table:formula="of:=([.$D15]/4)^[.M$11]" table:style-name="ce2">
            <text:p>,216000</text:p>
          </table:table-cell>
          <table:table-cell office:value-type="float" office:value="0.12959999999999999" table:formula="of:=([.$D15]/4)^[.N$11]" table:style-name="ce1">
            <text:p>0,1296</text:p>
          </table:table-cell>
          <table:table-cell office:value-type="float" office:value="7.7759999999999996E-2" table:formula="of:=([.$D15]/4)^[.O$11]" table:style-name="ce1">
            <text:p>0,07776</text:p>
          </table:table-cell>
          <table:table-cell office:value-type="float" office:value="4.6655999999999996E-2" table:formula="of:=([.$D15]/4)^[.P$11]" table:style-name="ce1">
            <text:p>0,046656</text:p>
          </table:table-cell>
          <table:table-cell office:value-type="float" office:value="2.7993599999999997E-2" table:formula="of:=([.$D15]/4)^[.Q$11]" table:style-name="ce1">
            <text:p>0,0279936</text:p>
          </table:table-cell>
          <table:table-cell office:value-type="float" office:value="2.4580096" table:formula="of:=SUM([.J15:.Q15])" table:style-name="ce3">
            <text:p>2,4580</text:p>
          </table:table-cell>
          <table:table-cell table:number-columns-repeated="4" table:style-name="ce3"/>
          <table:table-cell table:number-columns-repeated="16362"/>
        </table:table-row>
        <table:table-row table:style-name="ro1">
          <table:table-cell office:value-type="float" office:value="30" table:formula="of:=[.E6]+[.F6]" table:style-name="ce1">
            <text:p>30</text:p>
          </table:table-cell>
          <table:table-cell office:value-type="float" office:value="0.31640625" table:formula="of:=([.D16]/4)^4" table:style-name="ce1">
            <text:p>0,31640625</text:p>
          </table:table-cell>
          <table:table-cell table:style-name="ce1"/>
          <table:table-cell office:value-type="float" office:value="3" table:formula="of:=([.E6]+[.F6])/[.$D$2]" table:style-name="ce1">
            <text:p>3</text:p>
          </table:table-cell>
          <table:table-cell office:value-type="float" office:value="1" table:formula="of:=[.E6]/[.$D$2]" table:style-name="ce1">
            <text:p>1</text:p>
          </table:table-cell>
          <table:table-cell office:value-type="float" office:value="2" table:formula="of:=[.F6]/[.$D$2]" table:style-name="ce1">
            <text:p>2</text:p>
          </table:table-cell>
          <table:table-cell office:value-type="float" office:value="3.375" table:formula="of:=([.D16]^4)/(FACT(4))" table:style-name="ce1">
            <text:p>3,375</text:p>
          </table:table-cell>
          <table:table-cell table:number-columns-repeated="2" table:style-name="ce2"/>
          <table:table-cell office:value-type="float" office:value="1" table:formula="of:=([.$D16]/4)^[.J$11]" table:style-name="ce2">
            <text:p>1,000000</text:p>
          </table:table-cell>
          <table:table-cell office:value-type="float" office:value="0.75" table:formula="of:=([.$D16]/4)^[.K$11]" table:style-name="ce2">
            <text:p>,750000</text:p>
          </table:table-cell>
          <table:table-cell office:value-type="float" office:value="0.5625" table:formula="of:=([.$D16]/4)^[.L$11]" table:style-name="ce2">
            <text:p>,562500</text:p>
          </table:table-cell>
          <table:table-cell office:value-type="float" office:value="0.421875" table:formula="of:=([.$D16]/4)^[.M$11]" table:style-name="ce2">
            <text:p>,421875</text:p>
          </table:table-cell>
          <table:table-cell office:value-type="float" office:value="0.31640625" table:formula="of:=([.$D16]/4)^[.N$11]" table:style-name="ce1">
            <text:p>0,31640625</text:p>
          </table:table-cell>
          <table:table-cell office:value-type="float" office:value="0.2373046875" table:formula="of:=([.$D16]/4)^[.O$11]" table:style-name="ce1">
            <text:p>0,237304688</text:p>
          </table:table-cell>
          <table:table-cell office:value-type="float" office:value="0.177978515625" table:formula="of:=([.$D16]/4)^[.P$11]" table:style-name="ce1">
            <text:p>0,177978516</text:p>
          </table:table-cell>
          <table:table-cell office:value-type="float" office:value="0.13348388671875" table:formula="of:=([.$D16]/4)^[.Q$11]" table:style-name="ce1">
            <text:p>0,133483887</text:p>
          </table:table-cell>
          <table:table-cell office:value-type="float" office:value="3.59954833984375" table:formula="of:=SUM([.J16:.Q16])" table:style-name="ce3">
            <text:p>3,5995</text:p>
          </table:table-cell>
          <table:table-cell table:number-columns-repeated="4" table:style-name="ce3"/>
          <table:table-cell table:number-columns-repeated="16362"/>
        </table:table-row>
        <table:table-row table:style-name="ro1">
          <table:table-cell office:value-type="float" office:value="36" table:formula="of:=[.E7]+[.F7]" table:style-name="ce1">
            <text:p>36</text:p>
          </table:table-cell>
          <table:table-cell office:value-type="float" office:value="0.65610000000000013" table:formula="of:=([.D17]/4)^4" table:style-name="ce1">
            <text:p>0,6561</text:p>
          </table:table-cell>
          <table:table-cell table:style-name="ce1"/>
          <table:table-cell office:value-type="float" office:value="3.6" table:formula="of:=([.E7]+[.F7])/[.$D$2]" table:style-name="ce1">
            <text:p>3,6</text:p>
          </table:table-cell>
          <table:table-cell office:value-type="float" office:value="1.2" table:formula="of:=[.E7]/[.$D$2]" table:style-name="ce1">
            <text:p>1,2</text:p>
          </table:table-cell>
          <table:table-cell office:value-type="float" office:value="2.4" table:formula="of:=[.F7]/[.$D$2]" table:style-name="ce1">
            <text:p>2,4</text:p>
          </table:table-cell>
          <table:table-cell office:value-type="float" office:value="6.9984000000000011" table:formula="of:=([.D17]^4)/(FACT(4))" table:style-name="ce1">
            <text:p>6,9984</text:p>
          </table:table-cell>
          <table:table-cell table:number-columns-repeated="2" table:style-name="ce2"/>
          <table:table-cell office:value-type="float" office:value="1" table:formula="of:=([.$D17]/4)^[.J$11]" table:style-name="ce2">
            <text:p>1,000000</text:p>
          </table:table-cell>
          <table:table-cell office:value-type="float" office:value="0.9" table:formula="of:=([.$D17]/4)^[.K$11]" table:style-name="ce2">
            <text:p>,900000</text:p>
          </table:table-cell>
          <table:table-cell office:value-type="float" office:value="0.81" table:formula="of:=([.$D17]/4)^[.L$11]" table:style-name="ce2">
            <text:p>,810000</text:p>
          </table:table-cell>
          <table:table-cell office:value-type="float" office:value="0.72900000000000009" table:formula="of:=([.$D17]/4)^[.M$11]" table:style-name="ce2">
            <text:p>,729000</text:p>
          </table:table-cell>
          <table:table-cell office:value-type="float" office:value="0.65610000000000013" table:formula="of:=([.$D17]/4)^[.N$11]" table:style-name="ce1">
            <text:p>0,6561</text:p>
          </table:table-cell>
          <table:table-cell office:value-type="float" office:value="0.59049000000000018" table:formula="of:=([.$D17]/4)^[.O$11]" table:style-name="ce1">
            <text:p>0,59049</text:p>
          </table:table-cell>
          <table:table-cell office:value-type="float" office:value="0.53144100000000016" table:formula="of:=([.$D17]/4)^[.P$11]" table:style-name="ce1">
            <text:p>0,531441</text:p>
          </table:table-cell>
          <table:table-cell office:value-type="float" office:value="0.47829690000000014" table:formula="of:=([.$D17]/4)^[.Q$11]" table:style-name="ce1">
            <text:p>0,4782969</text:p>
          </table:table-cell>
          <table:table-cell office:value-type="float" office:value="5.6953279000000006" table:formula="of:=SUM([.J17:.Q17])" table:style-name="ce3">
            <text:p>5,6953</text:p>
          </table:table-cell>
          <table:table-cell table:number-columns-repeated="4" table:style-name="ce3"/>
          <table:table-cell table:number-columns-repeated="16362"/>
        </table:table-row>
        <table:table-row table:style-name="ro1">
          <table:table-cell office:value-type="float" office:value="42" table:formula="of:=[.E8]+[.F8]" table:style-name="ce1">
            <text:p>42</text:p>
          </table:table-cell>
          <table:table-cell office:value-type="float" office:value="1.21550625" table:formula="of:=([.D18]/4)^4" table:style-name="ce1">
            <text:p>1,21550625</text:p>
          </table:table-cell>
          <table:table-cell table:style-name="ce1"/>
          <table:table-cell office:value-type="float" office:value="4.2" table:formula="of:=([.E8]+[.F8])/[.$D$2]" table:style-name="ce1">
            <text:p>4,2</text:p>
          </table:table-cell>
          <table:table-cell office:value-type="float" office:value="1.4" table:formula="of:=[.E8]/[.$D$2]" table:style-name="ce1">
            <text:p>1,4</text:p>
          </table:table-cell>
          <table:table-cell office:value-type="float" office:value="2.8" table:formula="of:=[.F8]/[.$D$2]" table:style-name="ce1">
            <text:p>2,8</text:p>
          </table:table-cell>
          <table:table-cell office:value-type="float" office:value="12.965400000000001" table:formula="of:=([.D18]^4)/(FACT(4))" table:style-name="ce1">
            <text:p>12,9654</text:p>
          </table:table-cell>
          <table:table-cell table:number-columns-repeated="2" table:style-name="ce2"/>
          <table:table-cell office:value-type="float" office:value="1" table:formula="of:=([.$D18]/4)^[.J$11]" table:style-name="ce2">
            <text:p>1,000000</text:p>
          </table:table-cell>
          <table:table-cell office:value-type="float" office:value="1.05" table:formula="of:=([.$D18]/4)^[.K$11]" table:style-name="ce2">
            <text:p>1,050000</text:p>
          </table:table-cell>
          <table:table-cell office:value-type="float" office:value="1.1025" table:formula="of:=([.$D18]/4)^[.L$11]" table:style-name="ce2">
            <text:p>1,102500</text:p>
          </table:table-cell>
          <table:table-cell office:value-type="float" office:value="1.1576250000000001" table:formula="of:=([.$D18]/4)^[.M$11]" table:style-name="ce2">
            <text:p>1,157625</text:p>
          </table:table-cell>
          <table:table-cell office:value-type="float" office:value="1.21550625" table:formula="of:=([.$D18]/4)^[.N$11]" table:style-name="ce1">
            <text:p>1,21550625</text:p>
          </table:table-cell>
          <table:table-cell office:value-type="float" office:value="1.2762815625000001" table:formula="of:=([.$D18]/4)^[.O$11]" table:style-name="ce1">
            <text:p>1,276281563</text:p>
          </table:table-cell>
          <table:table-cell office:value-type="float" office:value="1.340095640625" table:formula="of:=([.$D18]/4)^[.P$11]" table:style-name="ce1">
            <text:p>1,340095641</text:p>
          </table:table-cell>
          <table:table-cell office:value-type="float" office:value="1.4071004226562502" table:formula="of:=([.$D18]/4)^[.Q$11]" table:style-name="ce1">
            <text:p>1,407100423</text:p>
          </table:table-cell>
          <table:table-cell office:value-type="float" office:value="9.5491088757812506" table:formula="of:=SUM([.J18:.Q18])" table:style-name="ce3">
            <text:p>9,5491</text:p>
          </table:table-cell>
          <table:table-cell table:number-columns-repeated="4" table:style-name="ce3"/>
          <table:table-cell table:number-columns-repeated="16362"/>
        </table:table-row>
        <table:table-row table:number-rows-repeated="2" table:style-name="ro1">
          <table:table-cell table:number-columns-repeated="7" table:style-name="ce1"/>
          <table:table-cell table:number-columns-repeated="6" table:style-name="ce2"/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string" table:style-name="ce1">
            <text:p>g1/g</text:p>
          </table:table-cell>
          <table:table-cell office:value-type="string" table:style-name="ce1">
            <text:p>g2/g</text:p>
          </table:table-cell>
          <table:table-cell table:style-name="ce1"/>
          <table:table-cell office:value-type="string" table:style-name="ce2">
            <text:p>P0 (1.)</text:p>
          </table:table-cell>
          <table:table-cell office:value-type="string" table:style-name="ce2">
            <text:p>Pstr2 (2.)</text:p>
          </table:table-cell>
          <table:table-cell office:value-type="string" table:style-name="ce2">
            <text:p>Pstr1 (3.)</text:p>
          </table:table-cell>
          <table:table-cell office:value-type="string" table:style-name="ce2">
            <text:p>Pt (4.)</text:p>
          </table:table-cell>
          <table:table-cell office:value-type="string" table:style-name="ce2">
            <text:p>Pl (5.)</text:p>
          </table:table-cell>
          <table:table-cell office:value-type="string" table:style-name="ce2">
            <text:p>Pstr (6.)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0.33333333333333337" table:formula="of:=[.E12]/[.D12]" table:style-name="ce1">
            <text:p>0,333333333</text:p>
          </table:table-cell>
          <table:table-cell office:value-type="float" office:value="0.66666666666666674" table:formula="of:=[.F12]/[.D12]" table:style-name="ce1">
            <text:p>0,666666667</text:p>
          </table:table-cell>
          <table:table-cell table:style-name="ce1"/>
          <table:table-cell office:value-type="float" office:value="0.54874020916396082" table:formula="of:=([.$L2]+[.$G12]*([.$R12]+[.B12]*[.S2]))^(-1)" table:style-name="ce2">
            <text:p>,548740</text:p>
          </table:table-cell>
          <table:table-cell office:value-type="float" office:value="1.5001185468019783E-10" table:formula="of:=[.H22]*[.G12]*[.B12]*(([.F12]/4)^4)" table:style-name="ce2">
            <text:p>,000000</text:p>
          </table:table-cell>
          <table:table-cell office:value-type="float" office:value="1.6667817173516772E-6" table:formula="of:=[.H22]*[.G12]*[.B12]*[.S2]" table:style-name="ce2">
            <text:p>,000002</text:p>
          </table:table-cell>
          <table:table-cell office:value-type="float" office:value="1.000079031201319E-10" table:formula="of:=[.I22]*[.F22]" table:style-name="ce2">
            <text:p>,000000</text:p>
          </table:table-cell>
          <table:table-cell office:value-type="float" office:value="5.5559390578389251E-7" table:formula="of:=[.J22]*[.E22]" table:style-name="ce2">
            <text:p>,000001</text:p>
          </table:table-cell>
          <table:table-cell office:value-type="float" office:value="5.5569391368701262E-7" table:formula="of:=[.K22]+[.L22]" table:style-name="ce2">
            <text:p>,000001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0.33333333333333337" table:formula="of:=[.E13]/[.D13]" table:style-name="ce1">
            <text:p>0,333333333</text:p>
          </table:table-cell>
          <table:table-cell office:value-type="float" office:value="0.66666666666666674" table:formula="of:=[.F13]/[.D13]" table:style-name="ce1">
            <text:p>0,666666667</text:p>
          </table:table-cell>
          <table:table-cell table:style-name="ce1"/>
          <table:table-cell office:value-type="float" office:value="0.30009347971815892" table:formula="of:=([.$L3]+[.$G13]*([.$R13]+[.B13]*[.S3]))^(-1)" table:style-name="ce2">
            <text:p>,300093</text:p>
          </table:table-cell>
          <table:table-cell office:value-type="float" office:value="3.3602787335353026E-7" table:formula="of:=[.H23]*[.G13]*[.B13]*(([.F13]/4)^4)" table:style-name="ce2">
            <text:p>,000000</text:p>
          </table:table-cell>
          <table:table-cell office:value-type="float" office:value="2.6243776908910704E-4" table:formula="of:=[.H23]*[.G13]*[.B13]*[.S3]" table:style-name="ce2">
            <text:p>,000262</text:p>
          </table:table-cell>
          <table:table-cell office:value-type="float" office:value="2.2401858223568687E-7" table:formula="of:=[.I23]*[.F23]" table:style-name="ce2">
            <text:p>,000000</text:p>
          </table:table-cell>
          <table:table-cell office:value-type="float" office:value="8.7479256363035693E-5" table:formula="of:=[.J23]*[.E23]" table:style-name="ce2">
            <text:p>,000087</text:p>
          </table:table-cell>
          <table:table-cell office:value-type="float" office:value="8.7703274945271381E-5" table:formula="of:=[.K23]+[.L23]" table:style-name="ce2">
            <text:p>,000088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0.33333333333333331" table:formula="of:=[.E14]/[.D14]" table:style-name="ce1">
            <text:p>0,333333333</text:p>
          </table:table-cell>
          <table:table-cell office:value-type="float" office:value="0.66666666666666663" table:formula="of:=[.F14]/[.D14]" table:style-name="ce1">
            <text:p>0,666666667</text:p>
          </table:table-cell>
          <table:table-cell table:style-name="ce1"/>
          <table:table-cell office:value-type="float" office:value="0.1609918061099806" table:formula="of:=([.$L4]+[.$G14]*([.$R14]+[.B14]*[.S4]))^(-1)" table:style-name="ce2">
            <text:p>,160992</text:p>
          </table:table-cell>
          <table:table-cell office:value-type="float" office:value="2.3389321593045707E-5" table:formula="of:=[.H24]*[.G14]*[.B14]*(([.F14]/4)^4)" table:style-name="ce2">
            <text:p>,000023</text:p>
          </table:table-cell>
          <table:table-cell office:value-type="float" office:value="4.1150768150925235E-3" table:formula="of:=[.H24]*[.G14]*[.B14]*[.S4]" table:style-name="ce2">
            <text:p>,004115</text:p>
          </table:table-cell>
          <table:table-cell office:value-type="float" office:value="1.5592881062030472E-5" table:formula="of:=[.I24]*[.F24]" table:style-name="ce2">
            <text:p>,000016</text:p>
          </table:table-cell>
          <table:table-cell office:value-type="float" office:value="1.3716922716975077E-3" table:formula="of:=[.J24]*[.E24]" table:style-name="ce2">
            <text:p>,001372</text:p>
          </table:table-cell>
          <table:table-cell office:value-type="float" office:value="1.3872851527595381E-3" table:formula="of:=[.K24]+[.L24]" table:style-name="ce2">
            <text:p>,001387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0.33333333333333337" table:formula="of:=[.E15]/[.D15]" table:style-name="ce1">
            <text:p>0,333333333</text:p>
          </table:table-cell>
          <table:table-cell office:value-type="float" office:value="0.66666666666666674" table:formula="of:=[.F15]/[.D15]" table:style-name="ce1">
            <text:p>0,666666667</text:p>
          </table:table-cell>
          <table:table-cell table:style-name="ce1"/>
          <table:table-cell office:value-type="float" office:value="8.1449851513020491E-2" table:formula="of:=([.$L5]+[.$G15]*([.$R15]+[.B15]*[.S5]))^(-1)" table:style-name="ce2">
            <text:p>,081450</text:p>
          </table:table-cell>
          <table:table-cell office:value-type="float" office:value="3.7356741645351175E-4" table:formula="of:=[.H25]*[.G15]*[.B15]*(([.F15]/4)^4)" table:style-name="ce2">
            <text:p>,000374</text:p>
          </table:table-cell>
          <table:table-cell office:value-type="float" office:value="2.4071750397723156E-2" table:formula="of:=[.H25]*[.G15]*[.B15]*[.S5]" table:style-name="ce2">
            <text:p>,024072</text:p>
          </table:table-cell>
          <table:table-cell office:value-type="float" office:value="2.4904494430234121E-4" table:formula="of:=[.I25]*[.F25]" table:style-name="ce2">
            <text:p>,000249</text:p>
          </table:table-cell>
          <table:table-cell office:value-type="float" office:value="8.0239167992410525E-3" table:formula="of:=[.J25]*[.E25]" table:style-name="ce2">
            <text:p>,008024</text:p>
          </table:table-cell>
          <table:table-cell office:value-type="float" office:value="8.2729617435433941E-3" table:formula="of:=[.K25]+[.L25]" table:style-name="ce2">
            <text:p>,008273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0.33333333333333331" table:formula="of:=[.E16]/[.D16]" table:style-name="ce1">
            <text:p>0,333333333</text:p>
          </table:table-cell>
          <table:table-cell office:value-type="float" office:value="0.66666666666666663" table:formula="of:=[.F16]/[.D16]" table:style-name="ce1">
            <text:p>0,666666667</text:p>
          </table:table-cell>
          <table:table-cell table:style-name="ce1"/>
          <table:table-cell office:value-type="float" office:value="3.6741099872766227E-2" table:formula="of:=([.$L6]+[.$G16]*([.$R16]+[.B16]*[.S6]))^(-1)" table:style-name="ce2">
            <text:p>,036741</text:p>
          </table:table-cell>
          <table:table-cell office:value-type="float" office:value="2.4521724066693036E-3" table:formula="of:=[.H26]*[.G16]*[.B16]*(([.F16]/4)^4)" table:style-name="ce2">
            <text:p>,002452</text:p>
          </table:table-cell>
          <table:table-cell office:value-type="float" office:value="7.6017344606748416E-2" table:formula="of:=[.H26]*[.G16]*[.B16]*[.S6]" table:style-name="ce2">
            <text:p>,076017</text:p>
          </table:table-cell>
          <table:table-cell office:value-type="float" office:value="1.6347816044462024E-3" table:formula="of:=[.I26]*[.F26]" table:style-name="ce2">
            <text:p>,001635</text:p>
          </table:table-cell>
          <table:table-cell office:value-type="float" office:value="2.5339114868916136E-2" table:formula="of:=[.J26]*[.E26]" table:style-name="ce2">
            <text:p>,025339</text:p>
          </table:table-cell>
          <table:table-cell office:value-type="float" office:value="2.697389647336234E-2" table:formula="of:=[.K26]+[.L26]" table:style-name="ce2">
            <text:p>,026974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0.33333333333333331" table:formula="of:=[.E17]/[.D17]" table:style-name="ce1">
            <text:p>0,333333333</text:p>
          </table:table-cell>
          <table:table-cell office:value-type="float" office:value="0.66666666666666663" table:formula="of:=[.F17]/[.D17]" table:style-name="ce1">
            <text:p>0,666666667</text:p>
          </table:table-cell>
          <table:table-cell table:style-name="ce1"/>
          <table:table-cell office:value-type="float" office:value="1.442987042933922E-2" table:formula="of:=([.$L7]+[.$G17]*([.$R17]+[.B17]*[.S7]))^(-1)" table:style-name="ce2">
            <text:p>,014430</text:p>
          </table:table-cell>
          <table:table-cell office:value-type="float" office:value="8.5868965753977469E-3" table:formula="of:=[.H27]*[.G17]*[.B17]*(([.F17]/4)^4)" table:style-name="ce2">
            <text:p>,008587</text:p>
          </table:table-cell>
          <table:table-cell office:value-type="float" office:value="0.15276195018701427" table:formula="of:=[.H27]*[.G17]*[.B17]*[.S7]" table:style-name="ce2">
            <text:p>,152762</text:p>
          </table:table-cell>
          <table:table-cell office:value-type="float" office:value="5.7245977169318313E-3" table:formula="of:=[.I27]*[.F27]" table:style-name="ce2">
            <text:p>,005725</text:p>
          </table:table-cell>
          <table:table-cell office:value-type="float" office:value="5.0920650062338091E-2" table:formula="of:=[.J27]*[.E27]" table:style-name="ce2">
            <text:p>,050921</text:p>
          </table:table-cell>
          <table:table-cell office:value-type="float" office:value="5.6645247779269922E-2" table:formula="of:=[.K27]+[.L27]" table:style-name="ce2">
            <text:p>,056645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4" table:style-name="ce1"/>
          <table:table-cell office:value-type="float" office:value="0.33333333333333331" table:formula="of:=[.E18]/[.D18]" table:style-name="ce1">
            <text:p>0,333333333</text:p>
          </table:table-cell>
          <table:table-cell office:value-type="float" office:value="0.66666666666666663" table:formula="of:=[.F18]/[.D18]" table:style-name="ce1">
            <text:p>0,666666667</text:p>
          </table:table-cell>
          <table:table-cell table:style-name="ce1"/>
          <table:table-cell office:value-type="float" office:value="5.1578627262753784E-3" table:formula="of:=([.$L8]+[.$G18]*([.$R18]+[.B18]*[.S8]))^(-1)" table:style-name="ce2">
            <text:p>,005158</text:p>
          </table:table-cell>
          <table:table-cell office:value-type="float" office:value="1.9516640196446562E-2" table:formula="of:=[.H28]*[.G18]*[.B18]*(([.F18]/4)^4)" table:style-name="ce2">
            <text:p>,019517</text:p>
          </table:table-cell>
          <table:table-cell office:value-type="float" office:value="0.22541272356837141" table:formula="of:=[.H28]*[.G18]*[.B18]*[.S8]" table:style-name="ce2">
            <text:p>,225413</text:p>
          </table:table-cell>
          <table:table-cell office:value-type="float" office:value="1.3011093464297708E-2" table:formula="of:=[.I28]*[.F28]" table:style-name="ce2">
            <text:p>,013011</text:p>
          </table:table-cell>
          <table:table-cell office:value-type="float" office:value="7.5137574522790462E-2" table:formula="of:=[.J28]*[.E28]" table:style-name="ce2">
            <text:p>,075138</text:p>
          </table:table-cell>
          <table:table-cell office:value-type="float" office:value="8.8148667987088175E-2" table:formula="of:=[.K28]+[.L28]" table:style-name="ce2">
            <text:p>,088149</text:p>
          </table:table-cell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table:number-columns-repeated="7" table:style-name="ce1"/>
          <table:table-cell table:number-columns-repeated="6" table:style-name="ce2"/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number-rows-repeated="3" table:style-name="ro2">
          <table:table-cell table:number-columns-repeated="7" table:style-name="ce1"/>
          <table:table-cell table:number-columns-repeated="6" table:style-name="ce2"/>
          <table:table-cell table:number-columns-repeated="4" table:style-name="ce1"/>
          <table:table-cell table:number-columns-repeated="5" table:style-name="ce3"/>
          <table:table-cell table:number-columns-repeated="16362"/>
        </table:table-row>
        <table:table-row table:number-rows-repeated="65504" table:style-name="ro2">
          <table:table-cell table:number-columns-repeated="17"/>
          <table:table-cell table:number-columns-repeated="5" table:style-name="ce3"/>
          <table:table-cell table:number-columns-repeated="16362"/>
        </table:table-row>
        <table:table-row table:number-rows-repeated="983040" table:style-name="ro2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0" number:grouping="true"/>
    </number:number-style>
    <number:number-style style:name="N37">
      <number:number number:decimal-places="4" number:min-integer-digits="0" number:grouping="true"/>
    </number:number-style>
    <number:currency-style style:name="N38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Łukasz Świderski</meta:initial-creator>
    <dc:creator>Łukasz Świderski</dc:creator>
    <meta:creation-date>2014-04-15T12:36:19Z</meta:creation-date>
    <dc:date>2015-04-21T12:31:01Z</dc:date>
    <meta:editing-cycles>4</meta:editing-cycles>
    <meta:editing-duration>PT5053S</meta:editing-duration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6" number:min-integer-digits="0"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8.8661417322834pt" svg:width="1153.6440944881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rkusz1.$A$12:.$A$19"/>
            <chart:grid chart:class="major" chart:style-name="GMa1"/>
          </chart:axis>
          <chart:series chart:values-cell-range-address="Arkusz1.$K$22:.$K$29" chart:class="chart:line" chart:attached-axis="primary-y" chart:style-name="G0S0">
            <chart:data-point chart:repeated="8"/>
          </chart:series>
          <chart:series chart:values-cell-range-address="Arkusz1.$M$22:.$M$29" chart:class="chart:line" chart:attached-axis="primary-y" chart:style-name="G0S1">
            <chart:data-point chart:repeated="8"/>
          </chart:series>
          <chart:series chart:values-cell-range-address="Arkusz1.$L$22:.$L$29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